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cien Strasbourg </text:p>
      <text:p text:style-name="P1">Opticien independant strasbourg </text:p>
      <text:p text:style-name="P1">la lunetterie du coin </text:p>
      <text:p text:style-name="P1">la nouvelle vue </text:p>
      <text:p text:style-name="P1">acuitis </text:p>
      <text:p text:style-name="P1">acuitis strasbourg </text:p>
      <text:p text:style-name="P1">jimmy fairly strasbourg </text:p>
      <text:p text:style-name="P1">optic 2000 strasbourg </text:p>
      <text:p text:style-name="P1">krys strasbourg </text:p>
      <text:p text:style-name="P1">alain afflelou strasbourg </text:p>
      <text:p text:style-name="P1">le petit lunettier strasbourg </text:p>
      <text:p text:style-name="P1">edgard strasbourg </text:p>
      <text:p text:style-name="P1">maurice freres </text:p>
      <text:p text:style-name="P1">opticiens </text:p>
      <text:p text:style-name="P1">dome optic </text:p>
      <text:p text:style-name="P1">lunettes occasion </text:p>
      <text:p text:style-name="P1">lunettes recyclées </text:p>
      <text:p text:style-name="P1">lunettes ethiques </text:p>
      <text:p text:style-name="P1">lunettes rembourssees </text:p>
      <text:p text:style-name="P1">magasin de lunettes strasbourg </text:p>
      <text:p text:style-name="P1">optique de la licorne </text:p>
      <text:p text:style-name="P1">boutique clement lunetier</text:p>
      <text:p text:style-name="P1">optique marmet jacques </text:p>
      <text:p text:style-name="P1">ophtalmo strasbourg </text:p>
      <text:p text:style-name="P1">meschenmoser opticien</text:p>
      <text:p text:style-name="P1">rue du faubourg de pierre </text:p>
      <text:p text:style-name="P1">bon opticien strasbourg </text:p>
      <text:p text:style-name="P1">lunettes francaises</text:p>
      <text:p text:style-name="P1">montures francaises </text:p>
      <text:p text:style-name="P1">lunettes made in france </text:p>
      <text:p text:style-name="P1">komono</text:p>
      <text:p text:style-name="P1">magasin queer </text:p>
      <text:p text:style-name="P1">opticien friendly </text:p>
      <text:p text:style-name="P1">magasin lgbt </text:p>
      <text:p text:style-name="P1">magasin inclusif</text:p>
      <text:p text:style-name="P1">seconde main</text:p>
      <text:p text:style-name="P1">recyclage </text:p>
      <text:p text:style-name="P1">remise</text:p>
      <text:p text:style-name="P1">offres commerciale</text:p>
      <text:p text:style-name="P1"><text:soft-page-break/>lunettes de soleil </text:p>
      <text:p text:style-name="P1">ray ban </text:p>
      <text:p text:style-name="P1">lunettes pour lire </text:p>
      <text:p text:style-name="P1">paiement </text:p>
      <text:p text:style-name="P1">lunettes de marque </text:p>
      <text:p text:style-name="P1">tiers payant mutuelle </text:p>
      <text:p text:style-name="P1">mutuelles </text:p>
      <text:p text:style-name="P1">contrat mutuelle </text:p>
      <text:p text:style-name="P1">lunettes pas cheres </text:p>
      <text:p text:style-name="P1">lunettes pas chers</text:p>
      <text:p text:style-name="P1">verres francais </text:p>
      <text:p text:style-name="P1">essilor </text:p>
      <text:p text:style-name="P1">groupama </text:p>
      <text:p text:style-name="P1">sante clair </text:p>
      <text:p text:style-name="P1">carte blanche </text:p>
      <text:p text:style-name="P1">kalixia </text:p>
      <text:p text:style-name="P1">mgen </text:p>
      <text:p text:style-name="P1">lunetier</text:p>
      <text:p text:style-name="P1">opticien francais </text:p>
      <text:p text:style-name="P1">lunettes francaises </text:p>
      <text:p text:style-name="P1">opticien local </text:p>
      <text:p text:style-name="P1">meilleur opticien strasbourg</text:p>
      <text:p text:style-name="P1">bon opticien </text:p>
      <text:p text:style-name="P1">opticien serieux <text:s/>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3T12:03:45.58</meta:creation-date>
    <dc:date>2024-10-23T17:27:05.47</dc:date>
    <meta:editing-duration>PT9M10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2" meta:paragraph-count="63" meta:word-count="142" meta:character-count="1087"/>
  </office:meta>
</office:document-meta>
</file>